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6cm" svg:height="1cm" svg:x="14.899cm" svg:y="4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1cm" svg:height="0.988cm" svg:x="11.299cm" svg:y="4.1cm">
          <draw:text-box>
            <text:p>进程</text:p>
          </draw:text-box>
        </draw:frame>
        <draw:line draw:style-name="gr3" draw:text-style-name="P1" draw:layer="layout" svg:x1="5.999cm" svg:y1="4.188cm" svg:x2="9.299cm" svg:y2="4.188cm">
          <text:p/>
        </draw:line>
        <draw:frame draw:style-name="gr2" draw:layer="layout" svg:width="3.1cm" svg:height="0.988cm" svg:x="2.399cm" svg:y="3.8cm">
          <draw:text-box>
            <text:p>父子关系</text:p>
          </draw:text-box>
        </draw:frame>
        <draw:custom-shape draw:style-name="gr4" draw:text-style-name="P1" draw:layer="layout" svg:width="19cm" svg:height="20.3cm" svg:x="1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14.5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layer="layout" svg:width="3.1cm" svg:height="0.988cm" svg:x="11.299cm" svg:y="5.8cm">
          <draw:text-box>
            <text:p>线程</text:p>
          </draw:text-box>
        </draw:frame>
        <draw:custom-shape draw:style-name="gr5" draw:text-style-name="P1" xml:id="id1" draw:id="id1" draw:layer="layout" svg:width="3.6cm" svg:height="1cm" svg:x="6.4cm" svg:y="9.1cm">
          <text:p text:style-name="P1">1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3.6cm" svg:height="1cm" svg:x="3.2cm" svg:y="13.1cm">
          <text:p text:style-name="P1">10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5.5cm" svg:y1="13.1cm" svg:x2="8cm" svg:y2="10.3cm">
          <text:p/>
        </draw:line>
        <draw:custom-shape draw:style-name="gr5" draw:text-style-name="P1" xml:id="id3" draw:id="id3" draw:layer="layout" svg:width="3.6cm" svg:height="1cm" svg:x="6.6cm" svg:y="19.5cm">
          <text:p text:style-name="P1">10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cm" svg:height="1cm" svg:x="8.9cm" svg:y="15cm">
          <text:p text:style-name="P1">10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6.4cm" svg:y1="9.6cm" svg:x2="3.2cm" svg:y2="13.6cm" draw:start-shape="id1" draw:start-glue-point="3" draw:end-shape="id2" draw:end-glue-point="3" svg:d="m6400 9600h-3701v4000h501" svg:viewBox="0 0 3702 4001">
          <text:p/>
        </draw:connector>
        <draw:line draw:style-name="gr3" draw:text-style-name="P1" draw:layer="layout" svg:x1="11.1cm" svg:y1="15cm" svg:x2="8.6cm" svg:y2="10.5cm">
          <text:p/>
        </draw:line>
        <draw:line draw:style-name="gr3" draw:text-style-name="P1" draw:layer="layout" svg:x1="8.5cm" svg:y1="19.4cm" svg:x2="8.3cm" svg:y2="10.4cm">
          <text:p/>
        </draw:line>
        <draw:connector draw:style-name="gr3" draw:text-style-name="P1" draw:layer="layout" svg:x1="6.8cm" svg:y1="13.6cm" svg:x2="6.6cm" svg:y2="20cm" draw:start-shape="id2" draw:start-glue-point="1" draw:end-shape="id3" draw:end-glue-point="3" svg:d="m6800 13600h501v3200h-1202v3200h501" svg:viewBox="0 0 1203 6401">
          <text:p/>
        </draw:connector>
        <draw:connector draw:style-name="gr3" draw:text-style-name="P1" draw:layer="layout" draw:line-skew="2.499cm" svg:x1="10.2cm" svg:y1="20cm" svg:x2="10cm" svg:y2="9.6cm" draw:start-shape="id3" draw:start-glue-point="1" draw:end-shape="id1" draw:end-glue-point="1" svg:d="m10200 20000h3000v-10400h-3200" svg:viewBox="0 0 3201 10401">
          <text:p/>
        </draw:connector>
        <draw:custom-shape draw:style-name="gr6" draw:text-style-name="P1" draw:layer="layout" svg:width="18cm" svg:height="6.4cm" svg:x="1.6cm" svg:y="11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cm" svg:height="1cm" svg:x="14.1cm" svg:y="16.4cm">
          <text:p text:style-name="P1">104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6.5cm" svg:y1="16.3cm" svg:x2="9cm" svg:y2="10.3cm">
          <text:p/>
        </draw:line>
        <draw:custom-shape draw:style-name="gr6" draw:text-style-name="P1" draw:layer="layout" svg:width="4.1cm" svg:height="1.7cm" svg:x="5.6cm" svg:y="5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88cm" svg:x="2.399cm" svg:y="5.7cm">
          <draw:text-box>
            <text:p>线程组</text:p>
          </draw:text-box>
        </draw:frame>
        <draw:custom-shape draw:style-name="gr5" draw:text-style-name="P1" xml:id="id5" draw:id="id5" draw:layer="layout" svg:width="3.6cm" svg:height="1cm" svg:x="14.7cm" svg:y="19.4cm">
          <text:p text:style-name="P1">10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1cm" svg:y1="19.4cm" svg:x2="16cm" svg:y2="17.4cm">
          <text:p/>
        </draw:line>
        <draw:connector draw:style-name="gr3" draw:text-style-name="P1" draw:layer="layout" svg:x1="14.6cm" svg:y1="16.9cm" svg:x2="14.7cm" svg:y2="19.9cm" draw:start-shape="id4" draw:start-glue-point="9" draw:end-shape="id5" draw:end-glue-point="3" svg:d="m14600 16900h-1001v3000h1101" svg:viewBox="0 0 1102 3001">
          <text:p/>
        </draw:connector>
        <draw:connector draw:style-name="gr3" draw:text-style-name="P1" draw:layer="layout" svg:x1="18.3cm" svg:y1="19.9cm" svg:x2="17.6cm" svg:y2="16.9cm" draw:start-shape="id5" draw:start-glue-point="1" draw:end-shape="id4" draw:end-glue-point="6" svg:d="m18300 19900h501v-3000h-1201" svg:viewBox="0 0 1202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4-20T09:56:00</dc:date>
    <meta:editing-duration>PT3H55M21S</meta:editing-duration>
    <meta:editing-cycles>132</meta:editing-cycles>
    <meta:generator>LibreOffice/3.5$Linux_x86 LibreOffice_project/350m1$Build-2</meta:generator>
    <meta:document-statistic meta:object-count="26"/>
  </office:meta>
</office:document-meta>
</file>